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strument Serif" svg:font-family="'Instrument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HW SC" svg:font-family="'Source Han Sans HW SC'" style:font-family-generic="modern" style:font-pitch="fixed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style:font-name="Instrument Serif" fo:font-size="10pt" officeooo:paragraph-rsid="0007ee84" style:font-size-asian="10pt" style:font-size-complex="10pt"/>
    </style:style>
    <style:style style:name="P2" style:family="paragraph" style:parent-style-name="Standard">
      <style:text-properties style:font-name="Instrument Serif" fo:font-size="10pt" officeooo:paragraph-rsid="004db969" style:font-size-asian="10pt" style:font-size-complex="10pt"/>
    </style:style>
    <style:style style:name="T1" style:family="text">
      <style:text-properties officeooo:rsid="004db96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</text:p>
      <text:p text:style-name="P1"><text:a xlink:type="simple" xlink:href="https://gist.github.com/oneman/ed9cf9ffa0c73ce3622c23a06f21c728" text:style-name="Internet_20_link" text:visited-style-name="Visited_20_Internet_20_Link">https://gist.github.com/oneman/ed9cf9ffa0c73ce3622c23a06f21c728</text:a></text:p>
      <text:p text:style-name="P1">#include clue you in ok help maybe think for yourself</text:p>
      <text:p text:style-name="P1">Webster’s Encyclopedia Of Dictionaries New American Edition 1978</text:p>
      <text:p text:style-name="P1">VOA Learning English Word Book 14555286 bytes</text:p>
      <text:p text:style-name="P1">How things work Standard Book Number 590429892</text:p>
      <text:p text:style-name="P1">Foundations of Mechanical Accuracy Library of Congress Catalog Card 73-127307</text:p>
      <text:p text:style-name="P1">The C Programming Language Second Edition Standard Book Number 131103627</text:p>
      <text:p text:style-name="P1">26 Page Engineer’s Mini-Notebook Communication Projects Radio Shack Cat No: 276-5015A (2+7+6+5+1+5)</text:p>
      <text:p text:style-name="P1"><text:a xlink:type="simple" xlink:href="https://www.kurims.kyoto-u.ac.jp/~motizuki/papers-english.html" text:style-name="Internet_20_link" text:visited-style-name="Visited_20_Internet_20_Link">https://www.kurims.kyoto-u.ac.jp/~motizuki/papers-english.html</text:a></text:p>
      <text:p text:style-name="P1"><text:a xlink:type="simple" xlink:href="https://www.drmichaellevin.org/people/" text:style-name="Internet_20_link" text:visited-style-name="Visited_20_Internet_20_Link">https://www.drmichaellevin.org/people/</text:a></text:p>
      <text:p text:style-name="P1"><text:a xlink:type="simple" xlink:href="https://genesis.energy.gov/" text:style-name="Internet_20_link" text:visited-style-name="Visited_20_Internet_20_Link">https://genesis.energy.gov/</text:a></text:p>
      <text:p text:style-name="P1"><text:a xlink:type="simple" xlink:href="https://raw.githubusercontent.com/oneman/regenesis/refs/heads/main/eo14363.txt" text:style-name="Internet_20_link" text:visited-style-name="Visited_20_Internet_20_Link">https://raw.githubusercontent.com/oneman/regenesis/refs/heads/main/eo14363.txt</text:a></text:p>
      <text:p text:style-name="P1"><text:a xlink:type="simple" xlink:href="https://raw.githubusercontent.com/oneman/regenesis/refs/heads/main/USACONST.txt" text:style-name="Internet_20_link" text:visited-style-name="Visited_20_Internet_20_Link">https://raw.githubusercontent.com/oneman/regenesis/refs/heads/main/USACONST.txt</text:a></text:p>
      <text:p text:style-name="P1"><text:a xlink:type="simple" xlink:href="https://raw.githubusercontent.com/oneman/regenesis/refs/heads/main/NISTCONST.pdf" text:style-name="Internet_20_link" text:visited-style-name="Visited_20_Internet_20_Link">https://raw.githubusercontent.com/oneman/regenesis/refs/heads/main/NISTCONST.pdf</text:a></text:p>
      <text:p text:style-name="P1"><text:a xlink:type="simple" xlink:href="https://www.twitch.tv/computercode" text:style-name="Internet_20_link" text:visited-style-name="Visited_20_Internet_20_Link">https://www.twitch.tv/computercode</text:a></text:p>
      <text:p text:style-name="P2"><text:a xlink:type="simple" xlink:href="https://github.com/oneman/lush" text:style-name="Internet_20_link" text:visited-style-name="Visited_20_Internet_20_Link">https://github.com/oneman/lush</text:a></text:p>
      <text:p text:style-name="P2"><text:a xlink:type="simple" xlink:href="https://github.com/oneman/code2" text:style-name="Internet_20_link" text:visited-style-name="Visited_20_Internet_20_Link">https://github.com/oneman/code2</text:a></text:p>
      <text:p text:style-name="P1">etc, <text:span text:style-name="T1">w/e </text:span>your <text:s/>choice ;)</text:p>
      <text:p text:style-name="P1">We describe here a computational resynthesis engine via a concrete implementation description in</text:p>
      <text:p text:style-name="P1">that like Motizuki’s IUT is a whole bunch of simple stuff hooked up just certainly wright right rite.</text:p>
      <text:p text:style-name="P1">Well what we do with this engine is construct a special kind of cyber reasoning system that is not</text:p>
      <text:p text:style-name="P1">retarded like anything else before it called a cyber reasoning system as this one is actually totally </text:p>
      <text:p text:style-name="P1">and completely absolutely utterly truly based and thus not confusable with any kind of bravo sierra.</text:p>
      <text:p text:style-name="P1">In that it is totally a quantum information processing system if anything is, quantum just meaning</text:p>
      <text:p text:style-name="P1">counting, and in the case of reasoning we understand that to mean uh always considering and tracking</text:p>
      <text:p text:style-name="P1">the true and correct and incorrect and mispercieved reasons that things happen in order to put everything</text:p>
      <text:p text:style-name="P1">in the appropriate proper visual or other context but always inevidably that is pix or didn’t happen, we</text:p>
      <text:p text:style-name="P1">could say have a kind of CPU which has an instruction pointer and stack pointer and all the other usual </text:p>
      <text:p text:style-name="P1">stuff anything that exists and works would be fine but we add to that a reason pointer for the instruction that</text:p>
      <text:p text:style-name="P1">is tracable up to user action or some other thing that is in a modular system of systems ring synthesisor or modulator</text:p>
      <text:p text:style-name="P1">or whatever but we can put all legacy systems ever into the loop including the jaccard loom to the eniac and the pdp-11</text:p>
      <text:p text:style-name="P1">and ibm system 7 and unix system any of them linux is infact a wonderbase we are init and or a module that is a local</text:p>
      <text:p text:style-name="P1">superuser to that system and we map a memory size of 4205260800 bytes that we are able to view as rgb24 pixels in an</text:p>
      <text:p text:style-name="P1">two dimensional array of 26 by 26 1080p screenshots or png or 676 1080p frames or 169 4k superframes or something.</text:p>
      <text:p text:style-name="P1">We observe the following: 1,026,675 * 4096 = 4205260800 ok so our computer lives on a rgb framebuffer substrace ya.</text:p>
      <text:p text:style-name="P1">Of course we may consider part of it or all of it or any parallel or serial network of this computer system substrate as</text:p>
      <text:p text:style-name="P1">any other kind of buffer maybe a 1 bit pixel buffer of any size or maybe a unicode or ascii or binary encoding of any</text:p>
      <text:p text:style-name="P1">kind but of course we can imagine constructing and will construct systems that convert from one thing to the next</text:p>
      <text:p text:style-name="P1">like usual but we make this in a new way using multiradial reconstruction algorithms like that of IUT.</text:p>
      <text:p text:style-name="P1"/>
      <text:p text:style-name="P1"><text:a xlink:type="simple" xlink:href="https://www.youtube.com/watch?v=Jon_mN4_yzM" text:style-name="Internet_20_link" text:visited-style-name="Visited_20_Internet_20_Link">https://www.youtube.com/watch?v=Jon_mN4_yzM</text:a></text:p>
      <text:p text:style-name="P1"/>
      <text:p text:style-name="P1"><text:a xlink:type="simple" xlink:href="https://genesis.energy.gov/" text:style-name="Internet_20_link" text:visited-style-name="Visited_20_Internet_20_Link"/></text:p>
      <text:p text:style-name="P1"/>
      <text:p text:style-name="P1">*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strument Serif" svg:font-family="'Instrument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HW SC" svg:font-family="'Source Han Sans HW SC'" style:font-family-generic="modern" style:font-pitch="fixed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Source Han Sans HW SC" style:font-family-asian="'Source Han Sans HW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urce Han Serif SC" style:font-family-asian="'Source Han Serif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7T23:25:57.241163418</meta:creation-date>
    <dc:title>t2</dc:title>
    <meta:editing-duration>PT11H10M56S</meta:editing-duration>
    <meta:editing-cycles>33</meta:editing-cycles>
    <meta:generator>LibreOffice/25.8.2.2$Linux_X86_64 LibreOffice_project/580$Build-2</meta:generator>
    <dc:date>2025-12-02T13:11:58.394926519</dc:date>
    <meta:print-date>2025-12-02T11:27:46.554721354</meta:print-date>
    <meta:document-statistic meta:table-count="0" meta:image-count="0" meta:object-count="0" meta:page-count="1" meta:paragraph-count="42" meta:word-count="497" meta:character-count="3319" meta:non-whitespace-character-count="2861"/>
    <meta:template xlink:type="simple" xlink:actuate="onRequest" xlink:title="t2" xlink:href="../../.config/libreoffice/4/user/template/t2.ott" meta:date="2025-11-27T23:25:56.251785853"/>
  </office:meta>
</office:document-meta>
</file>